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118in"/>
    </style:style>
    <style:style style:name="co2" style:family="table-column">
      <style:table-column-properties fo:break-before="auto" style:column-width="0.8252in"/>
    </style:style>
    <style:style style:name="co3" style:family="table-column">
      <style:table-column-properties fo:break-before="auto" style:column-width="0.7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439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7" style:family="table-cell" style:parent-style-name="Default" style:data-style-name="N60">
      <style:table-cell-properties style:text-align-source="fix" style:repeat-content="false" fo:border="0.06pt solid #000000"/>
      <style:paragraph-properties fo:text-align="center" fo:margin-left="0in"/>
      <style:text-properties style:text-position=""/>
    </style:style>
    <style:style style:name="ce8" style:family="table-cell" style:parent-style-name="Default" style:data-style-name="N60">
      <style:text-properties style:text-position=""/>
    </style:style>
    <style:style style:name="ce9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style:text-position="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5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>
            <text:p>INPUT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mperial </text:p>
          </table:table-cell>
          <table:table-cell/>
          <table:table-cell office:value-type="string">
            <text:p>SI</text:p>
          </table:table-cell>
          <table:table-cell table:number-columns-repeated="4"/>
        </table:table-row>
        <table:table-row table:style-name="ro1">
          <table:table-cell office:value-type="string">
            <text:p>Span L=</text:p>
          </table:table-cell>
          <table:table-cell table:style-name="ce4" table:formula="of:=3*12" office:value-type="float" office:value="36">
            <text:p>36</text:p>
          </table:table-cell>
          <table:table-cell office:value-type="string">
            <text:p>in</text:p>
          </table:table-cell>
          <table:table-cell table:style-name="ce4" table:formula="of:=[.B3]*0.0254" office:value-type="float" office:value="0.9144">
            <text:p>0.9144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1">
          <table:table-cell office:value-type="string">
            <text:p>Elastic Modulus E=</text:p>
          </table:table-cell>
          <table:table-cell table:style-name="ce4" office:value-type="float" office:value="29000000">
            <text:p>29000000</text:p>
          </table:table-cell>
          <table:table-cell office:value-type="string">
            <text:p>psi=lb/in3</text:p>
          </table:table-cell>
          <table:table-cell table:style-name="ce7" table:formula="of:=6894*[.B4]" office:value-type="float" office:value="199926000000">
            <text:p>2.00E+011</text:p>
          </table:table-cell>
          <table:table-cell office:value-type="string">
            <text:p>Pa</text:p>
          </table:table-cell>
          <table:table-cell table:number-columns-repeated="3"/>
        </table:table-row>
        <table:table-row table:style-name="ro2">
          <table:table-cell office:value-type="string">
            <text:p>Distributed Load q =</text:p>
          </table:table-cell>
          <table:table-cell table:style-name="ce4" office:value-type="float" office:value="1.5">
            <text:p>1.5</text:p>
          </table:table-cell>
          <table:table-cell office:value-type="string">
            <text:p>lbf/in</text:p>
          </table:table-cell>
          <table:table-cell table:style-name="ce4" table:formula="of:=(4.448/0.0254)*[.B5]" office:value-type="float" office:value="262.677165354331">
            <text:p>262.6771653543</text:p>
          </table:table-cell>
          <table:table-cell office:value-type="string">
            <text:p>N/m</text:p>
          </table:table-cell>
          <table:table-cell table:number-columns-repeated="3"/>
        </table:table-row>
        <table:table-row table:style-name="ro1">
          <table:table-cell office:value-type="string">
            <text:p>Cross Section</text:p>
          </table:table-cell>
          <table:table-cell table:style-name="ce5"/>
          <table:table-cell/>
          <table:table-cell table:style-name="ce5"/>
          <table:table-cell table:number-columns-repeated="4"/>
        </table:table-row>
        <table:table-row table:style-name="ro1">
          <table:table-cell office:value-type="string">
            <text:p>Width b=</text:p>
          </table:table-cell>
          <table:table-cell table:style-name="ce4" office:value-type="float" office:value="1">
            <text:p>1</text:p>
          </table:table-cell>
          <table:table-cell office:value-type="string">
            <text:p>in</text:p>
          </table:table-cell>
          <table:table-cell table:style-name="ce4" table:formula="of:=0.0254*[.B7]" office:value-type="float" office:value="0.0254">
            <text:p>0.0254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1">
          <table:table-cell office:value-type="string">
            <text:p>Height h=</text:p>
          </table:table-cell>
          <table:table-cell table:style-name="ce4" office:value-type="float" office:value="0.75">
            <text:p>0.75</text:p>
          </table:table-cell>
          <table:table-cell office:value-type="string">
            <text:p>in</text:p>
          </table:table-cell>
          <table:table-cell table:style-name="ce4" table:formula="of:=0.0254*[.B8]" office:value-type="float" office:value="0.01905">
            <text:p>0.01905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style-name="ce1" office:value-type="string">
            <text:p>RESULTS</text:p>
          </table:table-cell>
          <table:table-cell table:number-columns-repeated="7"/>
        </table:table-row>
        <table:table-row table:style-name="ro1">
          <table:table-cell office:value-type="string">
            <text:p>Moment of Inertia J=</text:p>
          </table:table-cell>
          <table:table-cell table:formula="of:=[.B7]*[.B8]^3/12" office:value-type="float" office:value="0.03515625">
            <text:p>0.03515625</text:p>
          </table:table-cell>
          <table:table-cell office:value-type="string">
            <text:p>in4</text:p>
          </table:table-cell>
          <table:table-cell table:formula="of:=[.B15]*0.0254^4" office:value-type="float" office:value="0.00000001463313605625">
            <text:p>1.463313605625E-008</text:p>
          </table:table-cell>
          <table:table-cell office:value-type="string">
            <text:p>m4</text:p>
          </table:table-cell>
          <table:table-cell table:number-columns-repeated="3"/>
        </table:table-row>
        <table:table-row table:style-name="ro1">
          <table:table-cell office:value-type="string">
            <text:p>Section Modulus S=</text:p>
          </table:table-cell>
          <table:table-cell table:formula="of:=[.B7]*[.B8]^2/6" office:value-type="float" office:value="0.09375">
            <text:p>0.09375</text:p>
          </table:table-cell>
          <table:table-cell office:value-type="string">
            <text:p>in3</text:p>
          </table:table-cell>
          <table:table-cell table:formula="of:=[.B16]*0.0254^3" office:value-type="float" office:value="0.00000153628725">
            <text:p>1.53628725E-006</text:p>
          </table:table-cell>
          <table:table-cell office:value-type="string">
            <text:p>m3</text:p>
          </table:table-cell>
          <table:table-cell table:number-columns-repeated="3"/>
        </table:table-row>
        <table:table-row table:style-name="ro1">
          <table:table-cell office:value-type="string">
            <text:p>Deflection for q y=</text:p>
          </table:table-cell>
          <table:table-cell table:style-name="ce6" table:formula="of:=[.B5]*[.B3]^4/(8*[.B4]*[.B15])" office:value-type="float" office:value="0.308894896551724">
            <text:p>0.309</text:p>
          </table:table-cell>
          <table:table-cell office:value-type="string">
            <text:p>in</text:p>
          </table:table-cell>
          <table:table-cell table:style-name="ce8" table:formula="of:=[.D5]*[.D3]^4/(8*[.D4]*[.D15])" office:value-type="float" office:value="0.00784640129761398">
            <text:p>7.85E-003</text:p>
          </table:table-cell>
          <table:table-cell office:value-type="string">
            <text:p>m</text:p>
          </table:table-cell>
          <table:table-cell office:value-type="string">
            <text:p>or...</text:p>
          </table:table-cell>
          <table:table-cell table:style-name="ce6" table:formula="of:=[.D17]/0.0254" office:value-type="float" office:value="0.308913436913936">
            <text:p>0.309</text:p>
          </table:table-cell>
          <table:table-cell office:value-type="string">
            <text:p>in </text:p>
          </table:table-cell>
        </table:table-row>
        <table:table-row table:style-name="ro1">
          <table:table-cell office:value-type="string">
            <text:p>Bending Moment for q=</text:p>
          </table:table-cell>
          <table:table-cell table:formula="of:=[.B5]*[.B3]^2/2" office:value-type="float" office:value="972">
            <text:p>972</text:p>
          </table:table-cell>
          <table:table-cell office:value-type="string">
            <text:p>lb*in</text:p>
          </table:table-cell>
          <table:table-cell table:style-name="ce8" table:formula="of:=[.D5]*[.D3]^2/2" office:value-type="float" office:value="109.8157824">
            <text:p>1.10E+002</text:p>
          </table:table-cell>
          <table:table-cell office:value-type="string">
            <text:p>N*m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>
            <text:p>Fiber Stress for q =</text:p>
          </table:table-cell>
          <table:table-cell table:formula="of:=[.B18]/[.B16]" office:value-type="float" office:value="10368">
            <text:p>10368</text:p>
          </table:table-cell>
          <table:table-cell office:value-type="string">
            <text:p>psi=lb/in3</text:p>
          </table:table-cell>
          <table:table-cell table:style-name="ce8" table:formula="of:=[.D18]/[.D16]" office:value-type="float" office:value="71481282.1625643">
            <text:p>7.15E+007</text:p>
          </table:table-cell>
          <table:table-cell office:value-type="string">
            <text:p>Pa</text:p>
          </table:table-cell>
          <table:table-cell office:value-type="string">
            <text:p>or...</text:p>
          </table:table-cell>
          <table:table-cell table:style-name="ce9" table:formula="of:=0.000145037738*[.D19]" office:value-type="float" office:value="10367.4834741981">
            <text:p>10367</text:p>
          </table:table-cell>
          <table:table-cell office:value-type="string">
            <text:p>psi</text:p>
          </table:table-cell>
        </table:table-row>
        <table:table-row table:style-name="ro1" table:number-rows-repeated="1048554">
          <table:table-cell table:number-columns-repeated="8"/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7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 </meta:initial-creator>
    <meta:creation-date>2014-04-26T13:37:11</meta:creation-date>
    <meta:generator>LibreOffice/3.5$Linux_X86_64 LibreOffice_project/350m1$Build-2</meta:generator>
    <dc:date>2014-04-26T15:06:59</dc:date>
    <dc:creator>la </dc:creator>
    <meta:editing-duration>PT1H24M30S</meta:editing-duration>
    <meta:editing-cycles>16</meta:editing-cycles>
    <meta:document-statistic meta:table-count="3" meta:cell-count="61" meta:object-count="0"/>
  </office:meta>
</office:document-meta>
</file>